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mplementación del TP2</text:p>
      <text:p text:style-name="Standard"/>
      <text:p text:style-name="Standard">Propongo definir tipos de datos para manejar el protocolo y las listas en forma abstracta, asi podemos separar mejor luego las cosas.</text:p>
      <text:p text:style-name="Standard"/>
      <text:p text:style-name="Standard">Para el envío de mensajes definir una estructura MSG con campo TIPO y los que sean necesarios, pero de modo que permita que mas o menos funcione casi todode una.</text:p>
      <text:p text:style-name="Standard">en pseudocodigo:</text:p>
      <text:p text:style-name="Standard"/>
      <text:p text:style-name="Standard">struct msg {</text:p>
      <text:p text:style-name="Standard"><text:s text:c="2"/>int tipo;</text:p>
      <text:p text:style-name="Standard">}</text:p>
      <text:p text:style-name="Standard"/>
      <text:p text:style-name="Standard">Crear cada unas de las rutinas (funciones) que propone el algoritmo, por ejemplo</text:p>
      <text:p text:style-name="Standard"/>
      <text:p text:style-name="Standard"/>
      <text:p text:style-name="Standard">asignarPrivilegio() {</text:p>
      <text:p text:style-name="Standard"><text:s text:c="3"/>if (holder == server) {</text:p>
      <text:p text:style-name="Standard"><text:tab/> <text:s text:c="2"/>holder = sacar (colaServers)</text:p>
      <text:p text:style-name="Standard"><text:s text:c="3"/>}</text:p>
      <text:p text:style-name="Standard"><text:s text:c="3"/>pedido = false;</text:p>
      <text:p text:style-name="Standard"><text:s text:c="3"/>if (holder == server) {</text:p>
      <text:p text:style-name="Standard"><text:tab/> <text:s text:c="2"/>usando = true;</text:p>
      <text:p text:style-name="Standard"><text:s text:c="3"/>} else {</text:p>
      <text:p text:style-name="Standard"><text:tab/> <text:s text:c="2"/>msg mensaje;</text:p>
      <text:p text:style-name="Standard"><text:tab/> <text:s text:c="2"/>mensaje.tipo = PRIVILEGIO;</text:p>
      <text:p text:style-name="Standard"><text:tab/> <text:s text:c="2"/>send(mensaje,holder);</text:p>
      <text:p text:style-name="Standard"><text:s text:c="3"/>}</text:p>
      <text:p text:style-name="Standard">}</text:p>
      <text:p text:style-name="Standard"></text:p>
      <text:p text:style-name="Standard">Donde sacar(cola) es una funcion que saca de una estructura de cola (Struct cola) el nodo que entro primero. Con esto vuelvo a repetir, nos podemos dividir las tareas con solo saber que existe una estructura COLA y que sacar devuelve un int, por ejemplo. La variable server y holder son por ejemplo, del tipo entero e indican el servidor actual y el que tiene (relativo) el token o privilegio. Los vecinos podrían estar en un vector de enteros de maxima capacidad 7, con funciones que operen sobre ellos para conservar una modularidad.</text:p>
      <text:p text:style-name="Standard"/>
      <text:p text:style-name="Standard">makerequest() {</text:p>
      <text:p text:style-name="Standard"><text:s text:c="3"/>if (holder != servers &amp;&amp; vacia(colaServer) &amp;&amp; !pedido) {</text:p>
      <text:p text:style-name="Standard"><text:tab/> <text:s text:c="2"/>msg mensaje;</text:p>
      <text:p text:style-name="Standard"><text:tab/> <text:s text:c="2"/>mensaje.tipo = PEDIDO;</text:p>
      <text:p text:style-name="Standard"><text:tab/> <text:s text:c="2"/>send(mensajesg,holder);</text:p>
      <text:p text:style-name="Standard"><text:tab/> <text:s text:c="2"/>pedido = true;</text:p>
      <text:p text:style-name="Standard"><text:s text:c="3"/>}</text:p>
      <text:p text:style-name="Standard">}</text:p>
      <text:p text:style-name="Standard"/>
      <text:p text:style-name="Standard">En el capitulo 3.4 del paper, se ven metodo encolar(cola, server) que si los implementamos así (que pesado) sería mas modular y dividible. :-P</text:p>
      <text:p text:style-name="Standard"/>
      <text:p text:style-name="Standard">Para leer recomiendo hasta el 3.5 .. el resto para el que quiera seguir leyendo el paper.</text:p>
      <text:p text:style-name="Standard"/>
      <text:p text:style-name="Standard">Resumiendo.</text:p>
      <text:p text:style-name="Standard">Definamos: constantes, nombres de variables con datos (por si compartimos seccion de codigo), funciones, y estructuras de datos.</text:p>
      <text:p text:style-name="Standard"/>
      <text:p text:style-name="Standard">Creo que el resto va a funcionar cuando lo compilemos así derecho.</text:p>
      <text:p text:style-name="Standard">Acá omití la parte de lectura del archivo, pero debería ser algo trivial para inicializar los vectores y que no debería preocupar al resto de la implementación. Al comienzo hay un loop que espera que todos esten on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AR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nacho</meta:initial-creator>
    <meta:creation-date>2007-05-23T08:47:03</meta:creation-date>
    <dc:creator>nacho</dc:creator>
    <dc:date>2007-05-23T09:21:04</dc:date>
    <dc:language>es-AR</dc:language>
    <meta:editing-cycles>2</meta:editing-cycles>
    <meta:editing-duration>PT34M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37" meta:word-count="316" meta:character-count="2045"/>
  </office:meta>
</office:document-meta>
</file>